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14000001098E795C309243A6A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Droid Serif" svg:font-family="'Droid Serif', Georgia, serif"/>
    <style:font-face style:name="F" svg:font-family=""/>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ans" svg:font-family="'Nunito Sans', sans-serif, apple-system, BlinkMacSystemFont, 'Segoe UI', Oxygen, Ubuntu, Cantarell, 'Helvetica Neu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egoe UI" svg:font-family="'Segoe UI', SegoeUI, 'Helvetica Neue', Helvetica, Arial, sans-serif"/>
    <style:font-face style:name="aakar" svg:font-family="aakar" style:font-pitch="variable"/>
    <style:font-face style:name="monospace" svg:font-family="monospace"/>
  </office:font-face-decls>
  <office:automatic-styles>
    <style:style style:name="P1" style:family="paragraph" style:parent-style-name="Preformatted_20_Text">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monospace" fo:font-size="9pt" fo:letter-spacing="normal" fo:font-style="normal" fo:font-weight="normal" officeooo:rsid="000c8add" officeooo:paragraph-rsid="000c8add"/>
    </style:style>
    <style:style style:name="P2" style:family="paragraph" style:parent-style-name="Preformatted_20_Text">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paragraph-rsid="000c8add" style:font-size-asian="11pt" style:font-weight-asian="normal" style:font-size-complex="11pt" style:font-weight-complex="normal"/>
    </style:style>
    <style:style style:name="P3" style:family="paragraph" style:parent-style-name="Preformatted_20_Text">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rsid="000c8add" officeooo:paragraph-rsid="000c8add" style:font-size-asian="11pt" style:font-weight-asian="normal" style:font-size-complex="11pt" style:font-weight-complex="normal"/>
    </style:style>
    <style:style style:name="P4" style:family="paragraph" style:parent-style-name="Standard">
      <style:paragraph-properties fo:text-align="justify" style:justify-single-word="false"/>
      <style:text-properties officeooo:paragraph-rsid="000bdb06"/>
    </style:style>
    <style:style style:name="P5" style:family="paragraph" style:parent-style-name="Standard">
      <style:paragraph-properties fo:text-align="justify" style:justify-single-word="false"/>
      <style:text-properties fo:color="#000000" loext:opacity="100%" style:font-name="aakar" fo:font-size="11pt" fo:font-weight="normal" officeooo:paragraph-rsid="000bdb06"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fo:color="#000000" loext:opacity="100%" style:font-name="aakar" fo:font-size="11pt" fo:font-weight="normal" officeooo:rsid="000c8add" officeooo:paragraph-rsid="000c8add"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fo:color="#000000" loext:opacity="100%" style:font-name="aakar" fo:font-size="11pt" officeooo:rsid="000c8add" officeooo:paragraph-rsid="000c8add" style:font-size-asian="11pt" style:font-size-complex="11pt"/>
    </style:style>
    <style:style style:name="P8" style:family="paragraph" style:parent-style-name="Standard">
      <style:paragraph-properties fo:text-align="justify" style:justify-single-word="false"/>
      <style:text-properties fo:color="#000000" loext:opacity="100%" style:font-name="aakar" fo:font-size="11pt" officeooo:paragraph-rsid="000bdb06" style:font-size-asian="11pt" style:font-size-complex="11pt"/>
    </style:style>
    <style:style style:name="P9"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rial" fo:font-size="9pt" fo:letter-spacing="normal" fo:font-style="normal" fo:font-weight="normal"/>
    </style:style>
    <style:style style:name="P10"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fo:color="#000000" loext:opacity="100%" style:font-name="Arial" fo:font-size="9pt" fo:letter-spacing="normal" fo:font-style="normal" fo:font-weight="normal"/>
    </style:style>
    <style:style style:name="P11"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style:font-size-asian="11pt" style:font-size-complex="11pt"/>
    </style:style>
    <style:style style:name="P12"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fo:color="#000000" loext:opacity="100%" style:font-name="aakar" fo:font-size="11pt" fo:letter-spacing="normal" fo:font-style="normal" fo:font-weight="normal" style:font-size-asian="11pt" style:font-size-complex="11pt"/>
    </style:style>
    <style:style style:name="P13" style:family="paragraph" style:parent-style-name="Text_20_body" style:list-style-name="L2">
      <style:paragraph-properties fo:margin-left="0in" fo:margin-right="0in" fo:orphans="2" fo:widows="2" fo:text-indent="0in" style:auto-text-indent="false"/>
      <style:text-properties fo:font-variant="normal" fo:text-transform="none" fo:color="#000000" loext:opacity="100%" style:font-name="aakar" fo:font-size="11pt" fo:letter-spacing="normal" fo:font-style="normal" fo:font-weight="normal" style:font-size-asian="11pt" style:font-size-complex="11pt"/>
    </style:style>
    <style:style style:name="P14" style:family="paragraph" style:parent-style-name="Text_20_body">
      <style:paragraph-properties fo:margin-left="0in" fo:margin-right="0in" fo:orphans="2" fo:widows="2" fo:text-indent="0in" style:auto-text-indent="false"/>
      <style:text-properties fo:font-variant="normal" fo:text-transform="none" fo:color="#000000" loext:opacity="100%" style:font-name="aakar" fo:font-size="11pt" fo:letter-spacing="normal" fo:font-style="normal" fo:font-weight="normal" style:font-size-asian="11pt" style:font-size-complex="11pt"/>
    </style:style>
    <style:style style:name="P15" style:family="paragraph" style:parent-style-name="Text_20_body">
      <style:paragraph-properties fo:text-align="justify" style:justify-single-word="false"/>
      <style:text-properties fo:font-variant="normal" fo:text-transform="none" fo:color="#000000" loext:opacity="100%" style:font-name="aakar" fo:font-size="11pt" fo:letter-spacing="normal" fo:font-style="normal" fo:font-weight="normal" officeooo:paragraph-rsid="000bdb06" style:font-size-asian="11pt" style:font-size-complex="11pt"/>
    </style:style>
    <style:style style:name="P16"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paragraph-rsid="000c8add" style:font-size-asian="11pt" style:font-weight-asian="normal" style:font-size-complex="11pt" style:font-weight-complex="normal"/>
    </style:style>
    <style:style style:name="P17"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style:font-size-asian="11pt" style:font-weight-asian="normal" style:font-size-complex="11pt" style:font-weight-complex="normal"/>
    </style:style>
    <style:style style:name="P18"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paragraph-rsid="000d54ed" style:font-size-asian="11pt" style:font-weight-asian="normal" style:font-size-complex="11pt" style:font-weight-complex="normal"/>
    </style:style>
    <style:style style:name="P19"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paragraph-rsid="000ece31" style:font-size-asian="11pt" style:font-weight-asian="normal" style:font-size-complex="11pt" style:font-weight-complex="normal"/>
    </style:style>
    <style:style style:name="P20"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rsid="000ece31" officeooo:paragraph-rsid="000ece31" style:font-size-asian="11pt" style:font-weight-asian="normal" style:font-size-complex="11pt" style:font-weight-complex="normal"/>
    </style:style>
    <style:style style:name="P21"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font-name="aakar" fo:font-size="11pt" fo:letter-spacing="normal" fo:font-style="normal" fo:font-weight="normal" officeooo:rsid="00103864" officeooo:paragraph-rsid="00103864" style:font-size-asian="11pt" style:font-weight-asian="normal" style:font-size-complex="11pt" style:font-weight-complex="normal"/>
    </style:style>
    <style:style style:name="P22"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fo:color="#000000" loext:opacity="100%" style:text-position="0% 100%" style:font-name="aakar" fo:font-size="11pt" fo:letter-spacing="normal" fo:font-style="normal" fo:font-weight="normal" officeooo:rsid="00103864" officeooo:paragraph-rsid="00103864" style:font-size-asian="11pt" style:font-weight-asian="normal" style:font-size-complex="11pt" style:font-weight-complex="normal"/>
    </style:style>
    <style:style style:name="P23"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fo:color="#000000" loext:opacity="100%" style:text-position="0% 100%" style:font-name="aakar" fo:font-size="11pt" fo:letter-spacing="normal" fo:font-style="normal" fo:font-weight="normal" officeooo:rsid="00103864" officeooo:paragraph-rsid="00103864" style:font-size-asian="11pt" style:font-weight-asian="normal" style:font-size-complex="11pt" style:font-weight-complex="normal"/>
    </style:style>
    <style:style style:name="P24" style:family="paragraph" style:parent-style-name="Text_20_body">
      <style:paragraph-properties fo:margin-left="0in" fo:margin-right="0in" fo:orphans="2" fo:widows="2" fo:text-indent="0in" style:auto-text-indent="false"/>
      <style:text-properties fo:font-variant="normal" fo:text-transform="none" fo:color="#d1d5db" loext:opacity="100%" style:font-name="S hne" fo:font-size="12pt" fo:letter-spacing="normal" fo:font-style="normal" fo:font-weight="normal"/>
    </style:style>
    <style:style style:name="P25"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fo:color="#d1d5db" loext:opacity="100%" style:text-position="0% 100%" style:font-name="S hne" fo:font-size="12pt" fo:letter-spacing="normal" fo:font-style="normal" fo:font-weight="normal" officeooo:rsid="00103864" officeooo:paragraph-rsid="00103864" style:font-size-asian="11pt" style:font-weight-asian="normal" style:font-size-complex="11pt" style:font-weight-complex="normal"/>
    </style:style>
    <style:style style:name="P26" style:family="paragraph" style:parent-style-name="Text_20_body">
      <style:paragraph-properties fo:margin-left="0in" fo:margin-right="0in" fo:orphans="2" fo:widows="2" fo:text-indent="0in" style:auto-text-indent="false"/>
      <style:text-properties fo:font-variant="normal" fo:text-transform="none" fo:color="#d1d5db" loext:opacity="100%" style:font-name="aakar" fo:font-size="11pt" fo:letter-spacing="normal" fo:font-style="normal" fo:font-weight="normal" style:font-size-asian="11pt" style:font-size-complex="11pt"/>
    </style:style>
    <style:style style:name="P27"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text-position="0% 100%" style:font-name="S hne" fo:font-size="12pt" fo:letter-spacing="normal" fo:font-style="normal" fo:font-weight="normal" officeooo:rsid="00103864" officeooo:paragraph-rsid="00103864" style:font-size-asian="11pt" style:font-weight-asian="normal" style:font-size-complex="11pt" style:font-weight-complex="normal"/>
    </style:style>
    <style:style style:name="P28"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text-position="0% 100%" style:font-name="S hne" fo:font-size="12pt" fo:letter-spacing="normal" fo:font-style="normal" fo:font-weight="normal" officeooo:rsid="00136ec2" officeooo:paragraph-rsid="00136ec2" style:font-size-asian="11pt" style:font-weight-asian="normal" style:font-size-complex="11pt" style:font-weight-complex="normal"/>
    </style:style>
    <style:style style:name="P29"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text-position="0% 100%" style:font-name="aakar" fo:font-size="12pt" fo:letter-spacing="normal" fo:font-style="normal" fo:font-weight="normal" officeooo:rsid="00103864" officeooo:paragraph-rsid="00103864" style:font-size-asian="11pt" style:font-weight-asian="normal" style:font-size-complex="11pt" style:font-weight-complex="normal"/>
    </style:style>
    <style:style style:name="P30"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style:use-window-font-color="true" loext:opacity="0%" style:text-position="0% 100%" style:font-name="aakar" fo:font-size="11pt" fo:letter-spacing="normal" fo:font-style="normal" fo:font-weight="normal" officeooo:rsid="00103864" officeooo:paragraph-rsid="00103864" style:font-size-asian="11pt" style:font-weight-asian="normal" style:font-size-complex="11pt" style:font-weight-complex="normal"/>
    </style:style>
    <style:style style:name="P31"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text-position="0% 100%" style:font-name="aakar" fo:font-size="11pt" fo:letter-spacing="normal" fo:font-style="normal" fo:font-weight="normal" officeooo:rsid="00103864" officeooo:paragraph-rsid="00103864" style:font-size-asian="11pt" style:font-weight-asian="normal" style:font-size-complex="11pt" style:font-weight-complex="normal"/>
    </style:style>
    <style:style style:name="P32"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style:use-window-font-color="true" loext:opacity="0%" style:font-name="aakar" fo:font-size="11pt" fo:letter-spacing="normal" fo:font-style="normal" fo:font-weight="normal" officeooo:rsid="001a143f" officeooo:paragraph-rsid="001a143f" style:font-size-asian="11pt" style:font-weight-asian="normal" style:font-size-complex="11pt" style:font-weight-complex="normal"/>
    </style:style>
    <style:style style:name="P33" style:family="paragraph" style:parent-style-name="Text_20_body">
      <style:paragraph-properties fo:margin-left="0in" fo:margin-right="0in" fo:margin-top="0in" fo:margin-bottom="0in" style:contextual-spacing="false" style:line-height-at-least="0.1665in" fo:orphans="2" fo:widows="2" fo:text-indent="0in" style:auto-text-indent="false"/>
      <style:text-properties fo:font-variant="normal" fo:text-transform="none" style:use-window-font-color="true" loext:opacity="0%" style:font-name="aakar" fo:font-size="11pt" fo:letter-spacing="normal" fo:font-style="normal" fo:font-weight="normal" officeooo:rsid="001a143f" officeooo:paragraph-rsid="00103864" style:font-size-asian="11pt" style:font-weight-asian="normal" style:font-size-complex="11pt" style:font-weight-complex="normal"/>
    </style:style>
    <style:style style:name="P34"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font-name="aakar" fo:font-size="11pt" fo:letter-spacing="normal" fo:font-style="normal" fo:font-weight="normal" officeooo:paragraph-rsid="00136ec2" style:font-size-asian="11pt" style:font-size-complex="11pt"/>
    </style:style>
    <style:style style:name="P35" style:family="paragraph" style:parent-style-name="Text_20_body">
      <style:paragraph-properties fo:margin-left="0in" fo:margin-right="0in" fo:margin-top="0in" fo:margin-bottom="0in" style:contextual-spacing="false" style:line-height-at-least="0.1665in" fo:text-align="justify" style:justify-single-word="false" fo:orphans="2" fo:widows="2" fo:text-indent="0in" style:auto-text-indent="false"/>
      <style:text-properties fo:font-variant="normal" fo:text-transform="none" style:use-window-font-color="true" loext:opacity="0%" style:font-name="aakar" fo:font-size="11pt" fo:letter-spacing="normal" fo:font-style="normal" fo:font-weight="normal" officeooo:rsid="001a143f" officeooo:paragraph-rsid="001a143f" style:font-size-asian="11pt" style:font-size-complex="11pt"/>
    </style:style>
    <style:style style:name="P36" style:family="paragraph" style:parent-style-name="Text_20_body">
      <style:paragraph-properties fo:text-align="justify" style:justify-single-word="false"/>
      <style:text-properties officeooo:rsid="000c8add" officeooo:paragraph-rsid="000c8add"/>
    </style:style>
    <style:style style:name="P37" style:family="paragraph" style:parent-style-name="Text_20_body">
      <style:text-properties fo:color="#000000" loext:opacity="100%" style:font-name="aakar" fo:font-size="11pt" fo:font-weight="normal" style:font-size-asian="11pt" style:font-weight-asian="normal" style:font-size-complex="11pt" style:font-weight-complex="normal"/>
    </style:style>
    <style:style style:name="P38" style:family="paragraph" style:parent-style-name="Text_20_body">
      <style:paragraph-properties fo:text-align="justify" style:justify-single-word="false"/>
      <style:text-properties fo:color="#000000" loext:opacity="100%" style:font-name="aakar" fo:font-size="11pt" officeooo:paragraph-rsid="000bdb06" style:font-size-asian="11pt" style:font-size-complex="11pt"/>
    </style:style>
    <style:style style:name="P39" style:family="paragraph" style:parent-style-name="Text_20_body">
      <style:paragraph-properties fo:margin-left="0in" fo:margin-right="0in" fo:orphans="2" fo:widows="2" fo:text-indent="0in" style:auto-text-indent="false"/>
    </style:style>
    <style:style style:name="P40" style:family="paragraph" style:parent-style-name="Text_20_body" style:list-style-name="L1">
      <style:paragraph-properties fo:margin-left="0in" fo:margin-right="0in" fo:orphans="2" fo:widows="2" fo:text-indent="0in" style:auto-text-indent="false"/>
    </style:style>
    <style:style style:name="P41" style:family="paragraph" style:parent-style-name="Text_20_body" style:list-style-name="L2">
      <style:paragraph-properties fo:margin-left="0in" fo:margin-right="0in" fo:orphans="2" fo:widows="2" fo:text-indent="0in" style:auto-text-indent="false"/>
    </style:style>
    <style:style style:name="P42" style:family="paragraph" style:parent-style-name="Text_20_body">
      <style:paragraph-properties fo:text-align="justify" style:justify-single-word="false"/>
      <style:text-properties officeooo:paragraph-rsid="000bdb06"/>
    </style:style>
    <style:style style:name="T1" style:family="text">
      <style:text-properties fo:font-variant="normal" fo:text-transform="none" fo:color="#000000" loext:opacity="100%" style:font-name="Arial" fo:font-size="9pt" fo:letter-spacing="normal" fo:font-style="normal" fo:font-weight="normal"/>
    </style:style>
    <style:style style:name="T2" style:family="text">
      <style:text-properties fo:font-variant="normal" fo:text-transform="none" fo:color="#000000" loext:opacity="100%" style:font-name="Arial" fo:font-size="9pt" fo:letter-spacing="normal" fo:font-style="normal" fo:font-weight="normal" style:font-size-asian="11pt" style:font-size-complex="11pt"/>
    </style:style>
    <style:style style:name="T3" style:family="text">
      <style:text-properties fo:font-variant="normal" fo:text-transform="none" fo:color="#000000" loext:opacity="100%" style:font-name="aakar" fo:font-size="9pt" fo:letter-spacing="normal" fo:font-style="normal" fo:font-weight="normal"/>
    </style:style>
    <style:style style:name="T4" style:family="text">
      <style:text-properties fo:font-variant="normal" fo:text-transform="none" fo:color="#000000" loext:opacity="100%" style:font-name="aakar" fo:font-size="9pt" fo:letter-spacing="normal" fo:font-style="normal" fo:font-weight="normal" loext:padding="0.0193in" loext:border="0.06pt solid #d9d9e3"/>
    </style:style>
    <style:style style:name="T5" style:family="text">
      <style:text-properties fo:font-variant="normal" fo:text-transform="none" fo:color="#000000" loext:opacity="100%" style:font-name="aakar" fo:font-size="11pt" fo:letter-spacing="normal" fo:font-style="normal" fo:font-weight="normal" style:font-size-asian="11pt" style:font-size-complex="11pt"/>
    </style:style>
    <style:style style:name="T6" style:family="text">
      <style:text-properties fo:font-variant="normal" fo:text-transform="none" fo:color="#000000" loext:opacity="100%" style:font-name="aakar" fo:font-size="11pt" fo:letter-spacing="normal" fo:font-style="normal" fo:font-weight="normal" style:font-size-asian="11pt" style:font-size-complex="11pt" loext:padding="0.0193in" loext:border="0.06pt solid #d9d9e3"/>
    </style:style>
    <style:style style:name="T7" style:family="text">
      <style:text-properties fo:font-variant="normal" fo:text-transform="none" fo:color="#000000" loext:opacity="100%" style:font-name="aakar" fo:font-size="11pt" fo:letter-spacing="normal" fo:font-style="normal" fo:font-weight="normal" officeooo:rsid="001c2d53" style:font-size-asian="11pt" style:font-size-complex="11pt"/>
    </style:style>
    <style:style style:name="T8" style:family="text">
      <style:text-properties fo:font-variant="normal" fo:text-transform="none" fo:color="#000000" loext:opacity="100%" style:font-name="aakar" fo:font-size="11pt" fo:letter-spacing="normal" fo:font-style="normal" fo:font-weight="normal" style:font-size-asian="11pt" style:font-weight-asian="normal" style:font-size-complex="11pt" style:font-weight-complex="normal"/>
    </style:style>
    <style:style style:name="T9" style:family="text">
      <style:text-properties fo:font-variant="normal" fo:text-transform="none" fo:color="#000000" loext:opacity="100%" style:font-name="aakar" fo:letter-spacing="normal" fo:font-style="normal" fo:font-weight="normal"/>
    </style:style>
    <style:style style:name="T10" style:family="text">
      <style:text-properties fo:font-variant="normal" fo:text-transform="none" fo:color="#000000" loext:opacity="100%" style:font-name="aakar" fo:letter-spacing="normal" fo:font-style="normal" fo:font-weight="normal" loext:padding="0.0193in" loext:border="0.06pt solid #d9d9e3"/>
    </style:style>
    <style:style style:name="T11" style:family="text">
      <style:text-properties fo:font-variant="normal" fo:text-transform="none" fo:color="#000000" loext:opacity="100%" style:font-name="aakar" fo:font-size="12pt" fo:letter-spacing="normal" fo:font-style="normal" fo:font-weight="normal"/>
    </style:style>
    <style:style style:name="T12" style:family="text">
      <style:text-properties fo:font-variant="normal" fo:text-transform="none" fo:color="#000000" loext:opacity="100%" fo:font-size="9pt" fo:letter-spacing="normal" fo:font-style="normal" fo:font-weight="normal"/>
    </style:style>
    <style:style style:name="T13" style:family="text">
      <style:text-properties fo:font-variant="normal" fo:text-transform="none" fo:color="#000000" loext:opacity="100%" fo:font-size="9pt" fo:letter-spacing="normal" fo:font-style="normal" fo:font-weight="normal" loext:padding="0.0193in" loext:border="0.06pt solid #d9d9e3"/>
    </style:style>
    <style:style style:name="T14" style:family="text">
      <style:text-properties fo:font-variant="normal" fo:text-transform="none" fo:color="#000000" loext:opacity="100%" fo:font-size="9pt" fo:letter-spacing="normal" fo:font-style="normal" fo:font-weight="normal" style:font-size-asian="11pt" style:font-size-complex="11pt"/>
    </style:style>
    <style:style style:name="T15" style:family="text">
      <style:text-properties fo:font-variant="normal" fo:text-transform="none" fo:color="#000000" loext:opacity="100%" fo:letter-spacing="normal" fo:font-style="normal" fo:font-weight="normal"/>
    </style:style>
    <style:style style:name="T16" style:family="text">
      <style:text-properties fo:font-variant="normal" fo:text-transform="none" fo:color="#000000" loext:opacity="100%" fo:font-size="11pt" fo:letter-spacing="normal" fo:font-style="normal" fo:font-weight="normal" style:font-size-asian="11pt" style:font-size-complex="11pt"/>
    </style:style>
    <style:style style:name="T17" style:family="text">
      <style:text-properties fo:font-variant="normal" fo:text-transform="none" fo:color="#000000" loext:opacity="100%" fo:font-size="11pt" fo:letter-spacing="normal" fo:font-style="normal" fo:font-weight="normal" style:font-size-asian="11pt" style:font-size-complex="11pt" loext:padding="0.0193in" loext:border="0.06pt solid #d9d9e3"/>
    </style:style>
    <style:style style:name="T18" style:family="text">
      <style:text-properties fo:font-variant="normal" fo:text-transform="none" fo:color="#000000" loext:opacity="100%" style:font-name="S hne" fo:font-size="12pt" fo:letter-spacing="normal" fo:font-style="normal" fo:font-weight="normal"/>
    </style:style>
    <style:style style:name="T19" style:family="text">
      <style:text-properties fo:font-variant="normal" fo:text-transform="none" fo:color="#000000" loext:opacity="100%" fo:font-size="12pt" fo:letter-spacing="normal" fo:font-style="normal" fo:font-weight="normal"/>
    </style:style>
    <style:style style:name="T20" style:family="text">
      <style:text-properties fo:font-variant="normal" fo:text-transform="none" fo:color="#000000" loext:opacity="100%" style:font-name="F" fo:font-size="11pt" fo:letter-spacing="normal" fo:font-style="normal" fo:font-weight="normal" style:font-size-asian="11pt" style:font-size-complex="11pt"/>
    </style:style>
    <style:style style:name="T21" style:family="text">
      <style:text-properties fo:font-variant="normal" fo:text-transform="none" fo:color="#000000" loext:opacity="100%" style:font-name="F" fo:font-size="11pt" fo:letter-spacing="normal" fo:font-style="normal" fo:font-weight="normal" style:font-size-asian="11pt" style:font-size-complex="11pt" loext:padding="0.0193in" loext:border="0.06pt solid #d9d9e3"/>
    </style:style>
    <style:style style:name="T22" style:family="text">
      <style:text-properties fo:font-variant="normal" fo:text-transform="none" fo:color="#000000" loext:opacity="100%" style:font-name="F" fo:font-size="9pt" fo:letter-spacing="normal" fo:font-style="normal" fo:font-weight="normal"/>
    </style:style>
    <style:style style:name="T23" style:family="text">
      <style:text-properties fo:font-variant="normal" fo:text-transform="none" fo:color="#000000" loext:opacity="100%" style:font-name="F" fo:font-size="9pt" fo:letter-spacing="normal" fo:font-style="normal" fo:font-weight="normal" style:font-size-asian="11pt" style:font-size-complex="11pt"/>
    </style:style>
    <style:style style:name="T24" style:family="text">
      <style:text-properties fo:font-variant="normal" fo:text-transform="none" fo:color="#000000" loext:opacity="100%" style:font-name="F" fo:letter-spacing="normal" fo:font-style="normal" fo:font-weight="normal"/>
    </style:style>
    <style:style style:name="T25" style:family="text">
      <style:text-properties fo:font-variant="normal" fo:text-transform="none" fo:color="#000000" loext:opacity="100%" style:font-name="F" fo:letter-spacing="normal" fo:font-style="normal" fo:font-weight="normal" loext:padding="0.0193in" loext:border="0.06pt solid #d9d9e3"/>
    </style:style>
    <style:style style:name="T26" style:family="text">
      <style:text-properties fo:font-variant="normal" fo:text-transform="none" fo:letter-spacing="normal" fo:font-style="normal"/>
    </style:style>
    <style:style style:name="T27" style:family="text">
      <style:text-properties fo:font-variant="normal" fo:text-transform="none" fo:letter-spacing="normal" fo:font-style="normal" officeooo:rsid="000bdb06"/>
    </style:style>
    <style:style style:name="T28" style:family="text">
      <style:text-properties fo:font-variant="normal" fo:text-transform="none" fo:letter-spacing="normal" fo:font-style="normal" fo:font-weight="normal"/>
    </style:style>
    <style:style style:name="T29" style:family="text">
      <style:text-properties fo:font-variant="normal" fo:text-transform="none" style:font-name="aakar" fo:font-size="11pt" fo:letter-spacing="normal" fo:font-style="normal" fo:font-weight="normal" style:font-size-asian="11pt" style:font-size-complex="11pt"/>
    </style:style>
    <style:style style:name="T30" style:family="text">
      <style:text-properties fo:font-variant="normal" fo:text-transform="none" style:font-name="aakar" fo:font-size="11pt" fo:letter-spacing="normal" fo:font-style="normal" fo:font-weight="normal" style:font-size-asian="11pt" style:font-size-complex="11pt" loext:padding="0.0193in" loext:border="0.06pt solid #d9d9e3"/>
    </style:style>
    <style:style style:name="T31" style:family="text">
      <style:text-properties fo:font-variant="normal" fo:text-transform="none" fo:color="#d1d5db" loext:opacity="100%" style:font-name="S hne" fo:font-size="12pt" fo:letter-spacing="normal" fo:font-style="normal" fo:font-weight="normal"/>
    </style:style>
    <style:style style:name="T32" style:family="text">
      <style:text-properties fo:font-variant="normal" fo:text-transform="none" fo:color="#d1d5db" loext:opacity="100%" style:font-name="Arial" fo:font-size="9pt" fo:letter-spacing="normal" fo:font-style="normal" fo:font-weight="normal"/>
    </style:style>
    <style:style style:name="T33" style:family="text">
      <style:text-properties fo:font-variant="normal" fo:text-transform="none" style:font-name="S hne" fo:font-size="12pt" fo:letter-spacing="normal" fo:font-style="normal" fo:font-weight="normal"/>
    </style:style>
    <style:style style:name="T34" style:family="text">
      <style:text-properties fo:font-variant="normal" fo:text-transform="none" style:font-name="Arial" fo:font-size="9pt" fo:letter-spacing="normal" fo:font-style="normal" fo:font-weight="normal"/>
    </style:style>
    <style:style style:name="T35" style:family="text">
      <style:text-properties fo:font-variant="normal" fo:text-transform="none" style:font-name="Arial" fo:font-size="9pt" fo:letter-spacing="normal" fo:font-style="normal" fo:font-weight="normal" style:font-size-asian="11pt" style:font-size-complex="11pt"/>
    </style:style>
    <style:style style:name="T36" style:family="text">
      <style:text-properties fo:font-variant="normal" fo:text-transform="none" fo:font-size="9pt" fo:letter-spacing="normal" fo:font-style="normal" fo:font-weight="normal"/>
    </style:style>
    <style:style style:name="T37" style:family="text">
      <style:text-properties fo:font-variant="normal" fo:text-transform="none" fo:font-size="9pt" fo:letter-spacing="normal" fo:font-style="normal" fo:font-weight="normal" loext:padding="0.0193in" loext:border="0.06pt solid #d9d9e3"/>
    </style:style>
    <style:style style:name="T38" style:family="text">
      <style:text-properties fo:font-variant="normal" fo:text-transform="none" fo:font-size="9pt" fo:letter-spacing="normal" fo:font-style="normal" fo:font-weight="normal" style:font-size-asian="11pt" style:font-size-complex="11pt"/>
    </style:style>
    <style:style style:name="T39" style:family="text">
      <style:text-properties fo:font-variant="normal" fo:text-transform="none" fo:font-size="11pt" fo:letter-spacing="normal" fo:font-style="normal" fo:font-weight="normal" style:font-size-asian="11pt" style:font-size-complex="11pt"/>
    </style:style>
    <style:style style:name="T40" style:family="text">
      <style:text-properties fo:font-variant="normal" fo:text-transform="none" fo:font-size="11pt" fo:letter-spacing="normal" fo:font-style="normal" fo:font-weight="normal" style:font-size-asian="11pt" style:font-size-complex="11pt" loext:padding="0.0193in" loext:border="0.06pt solid #d9d9e3"/>
    </style:style>
    <style:style style:name="T41" style:family="text">
      <style:text-properties officeooo:rsid="000bdb06"/>
    </style:style>
    <style:style style:name="T42" style:family="text">
      <style:text-properties style:font-name="aakar"/>
    </style:style>
    <style:style style:name="T43" style:family="text">
      <style:text-properties style:font-name="aakar" fo:font-size="11pt"/>
    </style:style>
    <style:style style:name="T44" style:family="text">
      <style:text-properties style:font-name="aakar" fo:font-size="11pt" style:font-size-asian="11pt" style:font-size-complex="11pt"/>
    </style:style>
    <style:style style:name="T45" style:family="text">
      <style:text-properties style:font-name="aakar" fo:font-size="11pt" style:font-size-asian="11pt" style:font-size-complex="11pt" loext:padding="0.0193in" loext:border="0.06pt solid #d9d9e3"/>
    </style:style>
    <style:style style:name="T46" style:family="text">
      <style:text-properties style:font-name="aakar" fo:font-size="11pt" style:font-size-asian="11pt" style:font-weight-asian="normal" style:font-size-complex="11pt" style:font-weight-complex="normal"/>
    </style:style>
    <style:style style:name="T47" style:family="text">
      <style:text-properties style:font-name="aakar" fo:font-size="11pt" officeooo:rsid="00101843" style:font-size-asian="11pt" style:font-weight-asian="normal" style:font-size-complex="11pt" style:font-weight-complex="normal"/>
    </style:style>
    <style:style style:name="T48" style:family="text">
      <style:text-properties style:font-name="aakar" fo:font-size="11pt" fo:font-weight="normal" style:font-size-asian="11pt" style:font-weight-asian="normal" style:font-size-complex="11pt" style:font-weight-complex="normal"/>
    </style:style>
    <style:style style:name="T49" style:family="text">
      <style:text-properties style:font-name="aakar" fo:font-size="11pt" loext:padding="0.0193in" loext:border="0.06pt solid #d9d9e3"/>
    </style:style>
    <style:style style:name="T50" style:family="text">
      <style:text-properties style:font-name="aakar" fo:font-size="11pt" fo:font-style="normal" style:font-size-asian="11pt" style:font-size-complex="11pt"/>
    </style:style>
    <style:style style:name="T51" style:family="text">
      <style:text-properties style:font-name="aakar" loext:padding="0.0193in" loext:border="0.06pt solid #d9d9e3"/>
    </style:style>
    <style:style style:name="T52" style:family="text">
      <style:text-properties style:font-name="aakar" fo:font-style="normal"/>
    </style:style>
    <style:style style:name="T53" style:family="text">
      <style:text-properties style:font-name="aakar" fo:font-size="12pt"/>
    </style:style>
    <style:style style:name="T54" style:family="text">
      <style:text-properties fo:font-size="11pt"/>
    </style:style>
    <style:style style:name="T55" style:family="text">
      <style:text-properties fo:font-size="11pt" style:font-size-asian="11pt" style:font-size-complex="11pt"/>
    </style:style>
    <style:style style:name="T56" style:family="text">
      <style:text-properties fo:font-size="11pt" style:font-size-asian="11pt" style:font-size-complex="11pt" loext:padding="0.0193in" loext:border="0.06pt solid #d9d9e3"/>
    </style:style>
    <style:style style:name="T57" style:family="text">
      <style:text-properties officeooo:rsid="000c8add"/>
    </style:style>
    <style:style style:name="T58" style:family="text">
      <style:text-properties fo:font-style="normal"/>
    </style:style>
    <style:style style:name="T59" style:family="text">
      <style:text-properties fo:color="#000000" loext:opacity="100%"/>
    </style:style>
    <style:style style:name="T60" style:family="text">
      <style:text-properties fo:color="#000000" loext:opacity="100%" style:font-name="Arial" fo:font-size="9pt"/>
    </style:style>
    <style:style style:name="T61" style:family="text">
      <style:text-properties fo:color="#000000" loext:opacity="100%" fo:font-size="9pt"/>
    </style:style>
    <style:style style:name="T62" style:family="text">
      <style:text-properties officeooo:rsid="000d54ed"/>
    </style:style>
    <style:style style:name="T63" style:family="text">
      <style:text-properties fo:font-weight="bold" style:font-weight-asian="bold" style:font-weight-complex="bold"/>
    </style:style>
    <style:style style:name="T64" style:family="text">
      <style:text-properties fo:color="#d1d5db" loext:opacity="100%"/>
    </style:style>
    <style:style style:name="T65" style:family="text">
      <style:text-properties fo:color="#d1d5db" loext:opacity="100%" style:font-name="aakar" fo:font-size="11pt" style:font-size-asian="11pt" style:font-size-complex="11pt"/>
    </style:style>
    <style:style style:name="T66" style:family="text">
      <style:text-properties fo:color="#d1d5db" loext:opacity="100%" style:font-name="S hne" fo:font-size="12pt"/>
    </style:style>
    <style:style style:name="T67" style:family="text">
      <style:text-properties fo:color="#d1d5db" loext:opacity="100%" style:font-name="S hne" fo:font-size="12pt" style:font-size-asian="11pt" style:font-size-complex="11pt"/>
    </style:style>
    <style:style style:name="T68" style:family="text">
      <style:text-properties style:font-name="S hne" fo:font-size="12pt"/>
    </style:style>
    <style:style style:name="T69" style:family="text">
      <style:text-properties style:font-name="S hne" fo:font-size="12pt" style:font-size-asian="11pt" style:font-size-complex="11pt"/>
    </style:style>
    <style:style style:name="T70" style:family="text">
      <style:text-properties fo:font-size="12pt"/>
    </style:style>
    <style:style style:name="T71" style:family="text">
      <style:text-properties fo:font-size="12pt" style:font-size-asian="11pt" style:font-size-complex="11pt"/>
    </style:style>
    <style:style style:name="T72" style:family="text">
      <style:text-properties loext:padding="0.0193in" loext:border="0.06pt solid #d9d9e3"/>
    </style:style>
    <style:style style:name="T73" style:family="text">
      <style:text-properties style:use-window-font-color="true" loext:opacity="0%" style:font-name="aakar" fo:font-size="11pt"/>
    </style:style>
    <style:style style:name="T74" style:family="text">
      <style:text-properties style:use-window-font-color="true" loext:opacity="0%" style:font-name="aakar" fo:font-size="11pt" loext:padding="0.0193in" loext:border="0.06pt solid #d9d9e3"/>
    </style:style>
    <style:style style:name="T75" style:family="text">
      <style:text-properties style:text-position="0% 100%" officeooo:rsid="00136ec2" style:font-weight-asian="normal" style:font-weight-complex="normal"/>
    </style:style>
    <style:style style:name="T76" style:family="text">
      <style:text-properties officeooo:rsid="001860f0"/>
    </style:style>
    <style:style style:name="T77" style:family="text">
      <style:text-properties style:font-weight-asian="normal" style:font-weight-complex="normal"/>
    </style:style>
    <style:style style:name="T78" style:family="text">
      <style:text-properties style:font-name="F"/>
    </style:style>
    <style:style style:name="T79" style:family="text">
      <style:text-properties style:font-name="F" fo:font-size="11pt" style:font-size-asian="11pt" style:font-size-complex="11pt"/>
    </style:style>
    <style:style style:name="T80" style:family="text">
      <style:text-properties style:font-name="F" fo:font-size="11pt" style:font-size-asian="11pt" style:font-size-complex="11pt" loext:padding="0.0193in" loext:border="0.06pt solid #d9d9e3"/>
    </style:style>
    <style:style style:name="T81" style:family="text">
      <style:text-properties style:font-name="F" fo:font-size="12pt" style:font-size-asian="11pt" style:font-size-complex="11pt"/>
    </style:style>
    <style:style style:name="T82" style:family="text">
      <style:text-properties style:font-name="F" loext:padding="0.0193in" loext:border="0.06pt solid #d9d9e3"/>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41">1.</text:span></text:p>
      <text:p text:style-name="P5"><text:span text:style-name="T41">D</text:span><text:span text:style-name="T26">ynamically-typed languages perform type checking at runtime, while statically typed languages perform type checking at compile time.https://github.com/Nuwan-s-Play-Ground/Assignment-02.git</text:span></text:p>
      <text:p text:style-name="P5"><text:span text:style-name="T26">This means that scripts written in dynamically-typed languages (like Groovy) can compile even if they contain errors that will prevent the script from running properly (if at all). </text:span></text:p>
      <text:p text:style-name="P5"><text:span text:style-name="T26">If a script written in a statically-typed language (such as Java) contains errors, it will fail to compile until the errors have been fixed. </text:span><text:span text:style-name="T27">S</text:span><text:span text:style-name="T26">tatically-typed languages require you to declare the data types of your variables before you use them, while dynamically-typed languages do not. Consider the two following code examples:</text:span></text:p>
      <text:p text:style-name="P5"><text:span text:style-name="T26"/></text:p>
      <text:p text:style-name="P5">//<text:span text:style-name="T57">Java example</text:span></text:p>
      <text:p text:style-name="P6">int num;</text:p>
      <text:p text:style-name="P6">num =8;</text:p>
      <text:p text:style-name="P6"/>
      <text:p text:style-name="P6">//Groovy example</text:p>
      <text:p text:style-name="P6">num=8</text:p>
      <text:p text:style-name="P6"/>
      <text:p text:style-name="P36"><text:span text:style-name="T8">Both above examples do the same thing: create a variable called </text:span><text:span text:style-name="Example"><text:span text:style-name="T8">num</text:span></text:span><text:span text:style-name="T8"> and assign it the value </text:span><text:span text:style-name="Example"><text:span text:style-name="T8">8</text:span></text:span><text:span text:style-name="T8">. The difference lies in the first line of the Java example, </text:span><text:span text:style-name="Example"><text:span text:style-name="T8">int num;</text:span></text:span><text:span text:style-name="T8">, which defines </text:span><text:span text:style-name="Example"><text:span text:style-name="T8">num</text:span></text:span><text:span text:style-name="T8">'s data type as </text:span><text:span text:style-name="Example"><text:span text:style-name="T8">int</text:span></text:span><text:span text:style-name="T8">. Java is statically-typed, so it expects its variables to be declared before they can be assigned values. Groovy is dynamically-typed and determines its variables' data types based on their values, so this line is not required.</text:span></text:p>
      <text:p text:style-name="P16">Dynamically-typed languages are more flexible and can save you time and space when writing scripts. However, this can lead to issues at runtime. For example:</text:p>
      <text:p text:style-name="P16"/>
      <text:p text:style-name="P2">// Groovy example</text:p>
      <text:p text:style-name="P3">number = 8</text:p>
      <text:p text:style-name="P3">numbr = (number+12) / 2 <text:s/>//<text:span text:style-name="T62">note typo error</text:span></text:p>
      <text:p text:style-name="P3"/>
      <text:p text:style-name="P1"><text:span text:style-name="T46">The code above should create the variable </text:span><text:span text:style-name="Example"><text:span text:style-name="T46">number</text:span></text:span><text:span text:style-name="T46"> with a value of </text:span><text:span text:style-name="Example"><text:span text:style-name="T46">5</text:span></text:span><text:span text:style-name="T46">, then change its value to </text:span><text:span text:style-name="Example"><text:span text:style-name="T46">10</text:span></text:span><text:span text:style-name="T46"> by adding </text:span><text:span text:style-name="Example"><text:span text:style-name="T46">12</text:span></text:span><text:span text:style-name="T46"> to it and dividing it by </text:span><text:span text:style-name="Example"><text:span text:style-name="T46">2</text:span></text:span><text:span text:style-name="T46">. However, </text:span><text:span text:style-name="Example"><text:span text:style-name="T46">number</text:span></text:span><text:span text:style-name="T46"> is misspelled at the beginning of the second line. Because Groovy does not require you to declare your variables, it creates a new variable called </text:span><text:span text:style-name="Example"><text:span text:style-name="T46">numbr</text:span></text:span><text:span text:style-name="T46"> and assigns it the value </text:span><text:span text:style-name="Example"><text:span text:style-name="T46">number</text:span></text:span><text:span text:style-name="T46"> should have. This code will compile just fine, but may produce an error later on when the script tries to do something with </text:span><text:span text:style-name="Example"><text:span text:style-name="T46">number</text:span></text:span><text:span text:style-name="T46"> assuming its value is </text:span><text:span text:style-name="Example"><text:span text:style-name="T46">10</text:span></text:span><text:span text:style-name="T46">.</text:span></text:p>
      <text:p text:style-name="P17"/>
      <text:p text:style-name="P9"><text:span text:style-name="Strong_20_Emphasis"><text:span text:style-name="T48">Weakly-typed</text:span></text:span><text:span text:style-name="T46"> languages make conversions between unrelated types </text:span><text:span text:style-name="Emphasis"><text:span text:style-name="T46">implicitly</text:span></text:span><text:span text:style-name="T46">; whereas, </text:span><text:span text:style-name="Strong_20_Emphasis"><text:span text:style-name="T48">strongly-typed</text:span></text:span><text:span text:style-name="T46"> languages do </text:span><text:span text:style-name="T47">not</text:span><text:span text:style-name="T46"> allow implicit conversions between unrelated types.</text:span></text:p>
      <text:p text:style-name="P17"/>
      <text:section text:style-name="Sect1" text:name="widget-parent-e813e9a5-a4a5-4f07-8158-f845c97c82f3">
        <text:p text:style-name="P37">Python is a strongly-typed language:</text:p>
      </text:section>
      <text:p text:style-name="P18">var = 21; #type assigned as int at runtime. </text:p>
      <text:p text:style-name="P18">var = var + "dot"; #type-error, string and int cannot be concatenated. print(var);</text:p>
      <text:p text:style-name="P18"/>
      <text:p text:style-name="P20">Output of above code:</text:p>
      <text:p text:style-name="P20">Traceback (most recent call last):</text:p>
      <text:p text:style-name="P20"><text:s text:c="2"/>File "/home/nuwan/hello.py", line 2, in &lt;module&gt;</text:p>
      <text:p text:style-name="P20"><text:s text:c="4"/>var = var + "dot"; <text:s text:c="2"/>#type-error, string and int cannot be concatenated.</text:p>
      <text:p text:style-name="P20">TypeError: unsupported operand type(s) for +: 'int' and 'str'</text:p>
      <text:p text:style-name="P20"/>
      <text:p text:style-name="P18"/>
      <text:p text:style-name="P18"><text:soft-page-break/></text:p>
      <text:p text:style-name="P18">JavaScript is a weakly-typed language:</text:p>
      <text:p text:style-name="P18"/>
      <text:p text:style-name="P19">value = 21; v</text:p>
      <text:p text:style-name="P19">alue = value + "dot"; </text:p>
      <text:p text:style-name="P19">console.log(value); /* This code will run without any error. As Javascript is a weakly-typed language, it allows implicit conversion between unrelated types. */</text:p>
      <text:p text:style-name="P19"/>
      <text:p text:style-name="P20">Output of above code:</text:p>
      <text:p text:style-name="P20">21dot</text:p>
      <text:p text:style-name="P20"/>
      <text:p text:style-name="P21">According to above characteristics of given categories, Java is statically and strongly typed language.</text:p>
      <text:p text:style-name="P21"/>
      <text:p text:style-name="P21">2.</text:p>
      <text:p text:style-name="P21"/>
      <text:p text:style-name="P23"><text:span text:style-name="T63">Case Sensitive:</text:span> A programming language is considered case sensitive if it distinguishes between uppercase and lowercase letters when identifying or referencing elements in the code. This means that "identifier," "Identifier," and "IDENTIFIER" are treated as three distinct entities. For example:</text:p>
      <text:p text:style-name="P22"/>
      <text:p text:style-name="P22"># Case-sensitive Python code</text:p>
      <text:p text:style-name="P22">variable = 42</text:p>
      <text:p text:style-name="P22">Variable = "Hello"</text:p>
      <text:p text:style-name="P22">print(variable) <text:s/># Output: 42</text:p>
      <text:p text:style-name="P22">print(Variable) <text:s/># Output: Hello</text:p>
      <text:p text:style-name="P22"/>
      <text:p text:style-name="P22"/>
      <text:p text:style-name="P31"><text:span text:style-name="T63">Case Insensitive:</text:span> A programming language is considered case insensitive if it does not differentiate between uppercase and lowercase letters when identifying or referencing elements in the code. This means that "identifier," "Identifier," and "IDENTIFIER" are treated as the same entity. For example:</text:p>
      <text:p text:style-name="P30"/>
      <text:p text:style-name="P30">' Case-insensitive VBScript code</text:p>
      <text:p text:style-name="P30">Dim myVariable</text:p>
      <text:p text:style-name="P30">myvariable = 42</text:p>
      <text:p text:style-name="P30">MYVARIABLE = "Hello"</text:p>
      <text:p text:style-name="P30">MsgBox myVariable <text:s/>' Output: Hello</text:p>
      <text:p text:style-name="P30">MsgBox MYVARIABLE <text:s/>' Output: Hello</text:p>
      <text:p text:style-name="P30"/>
      <text:p text:style-name="P29"><text:span text:style-name="T63">Case Sensitive-Insensitive (Mixed):</text:span> In some programming languages, the case sensitivity can be mixed or configurable. It means that some parts of the language might be case-sensitive, while others are case-insensitive. For instance, the language may have case-sensitive variable names but case-insensitive keywords. An example could be:</text:p>
      <text:p text:style-name="P29"/>
      <text:p text:style-name="P31">Java is a case-sensitive programming language. It means that Java differentiates between uppercase and lowercase letters when it comes to identifiers such as variable names, method names, class names, etc. For example:</text:p>
      <text:p text:style-name="P31"/>
      <text:p text:style-name="P31">// Case-sensitive Java code</text:p>
      <text:p text:style-name="P31">int myVariable = 42;</text:p>
      <text:p text:style-name="P31">int MyVariable = 100;</text:p>
      <text:p text:style-name="P31"/>
      <text:p text:style-name="P31"><text:soft-page-break/></text:p>
      <text:p text:style-name="P31">System.out.println(myVariable); <text:s/>// Output: 42</text:p>
      <text:p text:style-name="P31">System.out.println(MyVariable); <text:s/>// Output: 100</text:p>
      <text:p text:style-name="P31"/>
      <text:p text:style-name="P27"><text:span text:style-name="T43">In Java, the variables </text:span><text:span text:style-name="Source_20_Text"><text:span text:style-name="T49">myVariable</text:span></text:span><text:span text:style-name="T43"> and </text:span><text:span text:style-name="Source_20_Text"><text:span text:style-name="T49">MyVariable</text:span></text:span><text:span text:style-name="T43"> are considered as two different variables. If you attempt to access a variable with the wrong case, you'll get an error or unintended results.</text:span></text:p>
      <text:p text:style-name="P27"><text:span text:style-name="T43"/></text:p>
      <text:p text:style-name="P28"><text:span text:style-name="T43">3.</text:span></text:p>
      <text:p text:style-name="P34"><text:span text:style-name="T75">A conversion from a type to that same type is permitted for any type. </text:span>In other words, identity conversion happens when you assign a value to a variable of the same data type as the value itself. In this scenario, no actual conversion is required because the target variable's data type is already the same as the data type of the value being assigned.</text:p>
      <text:p text:style-name="P34"><text:span text:style-name="T75"/></text:p>
      <text:p text:style-name="P34"><text:span text:style-name="T75">Example 1: Identity Conversion with int</text:span></text:p>
      <text:p text:style-name="P34"><text:span text:style-name="T75"/></text:p>
      <text:p text:style-name="P34"><text:span text:style-name="T75">public class IdentityConversionExample {</text:span></text:p>
      <text:p text:style-name="P34"><text:span text:style-name="T75"><text:s text:c="4"/>public static void main(String[] args) {</text:span></text:p>
      <text:p text:style-name="P34"><text:span text:style-name="T75"><text:s text:c="8"/>int x = 42;</text:span></text:p>
      <text:p text:style-name="P34"><text:span text:style-name="T75"><text:s text:c="8"/>int y = x; <text:s/>// Identity conversion, x and y are of the same type (int)</text:span></text:p>
      <text:p text:style-name="P34"><text:span text:style-name="T75"><text:s text:c="8"/></text:span></text:p>
      <text:p text:style-name="P34"><text:span text:style-name="T75"><text:s text:c="8"/>System.out.println("x: " + x); <text:s/>// Output: x: 42</text:span></text:p>
      <text:p text:style-name="P34"><text:span text:style-name="T75"><text:s text:c="8"/>System.out.println("y: " + y); <text:s/>// Output: y: 42</text:span></text:p>
      <text:p text:style-name="P34"><text:span text:style-name="T75"><text:s text:c="4"/>}</text:span></text:p>
      <text:p text:style-name="P34"><text:span text:style-name="T75">}</text:span></text:p>
      <text:p text:style-name="P30"/>
      <text:p text:style-name="P29"><text:span text:style-name="T54">In this example, we have an </text:span><text:span text:style-name="Source_20_Text"><text:span text:style-name="T49">int</text:span></text:span><text:span text:style-name="T54"> variable </text:span><text:span text:style-name="Source_20_Text"><text:span text:style-name="T49">x</text:span></text:span><text:span text:style-name="T54"> initialized with the value </text:span><text:span text:style-name="Source_20_Text"><text:span text:style-name="T49">42</text:span></text:span><text:span text:style-name="T54">. When we assign </text:span><text:span text:style-name="Source_20_Text"><text:span text:style-name="T49">x</text:span></text:span><text:span text:style-name="T54"> to another </text:span><text:span text:style-name="Source_20_Text"><text:span text:style-name="T49">int</text:span></text:span><text:span text:style-name="T54"> variable </text:span><text:span text:style-name="Source_20_Text"><text:span text:style-name="T49">y</text:span></text:span><text:span text:style-name="T54">, it is an identity conversion because </text:span><text:span text:style-name="Source_20_Text"><text:span text:style-name="T49">x</text:span></text:span><text:span text:style-name="T54"> and </text:span><text:span text:style-name="Source_20_Text"><text:span text:style-name="T49">y</text:span></text:span><text:span text:style-name="T54"> are of the same data type. The value </text:span><text:span text:style-name="Source_20_Text"><text:span text:style-name="T49">42</text:span></text:span><text:span text:style-name="T54"> is copied directly from </text:span><text:span text:style-name="Source_20_Text"><text:span text:style-name="T49">x</text:span></text:span><text:span text:style-name="T54"> to </text:span><text:span text:style-name="Source_20_Text"><text:span text:style-name="T49">y</text:span></text:span><text:span text:style-name="T54">.</text:span></text:p>
      <text:p text:style-name="P30"/>
      <text:p text:style-name="P30">Example 2: Identity Conversion with double</text:p>
      <text:p text:style-name="P30"/>
      <text:p text:style-name="P30">public class IdentityConversionExample {</text:p>
      <text:p text:style-name="P30"><text:s text:c="4"/>public static void main(String[] args) {</text:p>
      <text:p text:style-name="P30"><text:s text:c="8"/>double a = 3.14;</text:p>
      <text:p text:style-name="P30"><text:s text:c="8"/>double b = a; <text:s/>// Identity conversion, a and b are of the same type (double)</text:p>
      <text:p text:style-name="P30"><text:s text:c="8"/></text:p>
      <text:p text:style-name="P30"><text:s text:c="8"/>System.out.println("a: " + a); <text:s/>// Output: a: 3.14</text:p>
      <text:p text:style-name="P30"><text:s text:c="8"/>System.out.println("b: " + b); <text:s/>// Output: b: 3.14</text:p>
      <text:p text:style-name="P30"><text:s text:c="4"/>}</text:p>
      <text:p text:style-name="P30">}</text:p>
      <text:p text:style-name="P30"/>
      <text:p text:style-name="P25"><text:span text:style-name="T73">In this example, we have a </text:span><text:span text:style-name="Source_20_Text"><text:span text:style-name="T74">double</text:span></text:span><text:span text:style-name="T73"> variable </text:span><text:span text:style-name="Source_20_Text"><text:span text:style-name="T74">a</text:span></text:span><text:span text:style-name="T73"> initialized with the value </text:span><text:span text:style-name="Source_20_Text"><text:span text:style-name="T74">3.14</text:span></text:span><text:span text:style-name="T73">. When we assign </text:span><text:span text:style-name="Source_20_Text"><text:span text:style-name="T74">a</text:span></text:span><text:span text:style-name="T73"> to another </text:span><text:span text:style-name="Source_20_Text"><text:span text:style-name="T74">double</text:span></text:span><text:span text:style-name="T73"> variable </text:span><text:span text:style-name="Source_20_Text"><text:span text:style-name="T74">b</text:span></text:span><text:span text:style-name="T73">, it is an identity conversion because </text:span><text:span text:style-name="Source_20_Text"><text:span text:style-name="T74">a</text:span></text:span><text:span text:style-name="T73"> and </text:span><text:span text:style-name="Source_20_Text"><text:span text:style-name="T74">b</text:span></text:span><text:span text:style-name="T73"> are of the same data type. The value </text:span><text:span text:style-name="Source_20_Text"><text:span text:style-name="T74">3.14</text:span></text:span><text:span text:style-name="T73"> is copied directly from </text:span><text:span text:style-name="Source_20_Text"><text:span text:style-name="T74">a</text:span></text:span><text:span text:style-name="T73"> to </text:span><text:span text:style-name="Source_20_Text"><text:span text:style-name="T74">b</text:span></text:span><text:span text:style-name="T73">.</text:span></text:p>
      <text:p text:style-name="P31"/>
      <text:p text:style-name="P31">In both <text:span text:style-name="T76">above </text:span>examples, the target variable's data type is the same as the source value's data type, making the conversion an identity conversion. No data loss or change in representation occurs in the process.</text:p>
      <text:p text:style-name="P33"/>
      <text:p text:style-name="P32"><text:soft-page-break/>4.</text:p>
      <text:p text:style-name="P35"><text:span text:style-name="T77">Primitive widening conversion in Java is a type conversion that allows the automatic and implicit promotion of smaller data types to larger data types.</text:span></text:p>
      <text:p text:style-name="P11"/>
      <text:p text:style-name="P9"><text:span text:style-name="T44">19 specific conversions on primitive types are called the </text:span><text:span text:style-name="Emphasis"><text:span text:style-name="T50">widening primitive conversions</text:span></text:span><text:span text:style-name="T44">:</text:span></text:p>
      <text:p text:style-name="P11"/>
      <text:list xml:id="list1973754021" text:style-name="L1">
        <text:list-item>
          <text:p text:style-name="P40"><text:span text:style-name="Source_20_Text"><text:span text:style-name="T5">byte </text:span></text:span><text:span text:style-name="T5">to </text:span><text:span text:style-name="Source_20_Text"><text:span text:style-name="T5">short</text:span></text:span><text:span text:style-name="T5">, </text:span><text:span text:style-name="Source_20_Text"><text:span text:style-name="T5">int</text:span></text:span><text:span text:style-name="T5">, </text:span><text:span text:style-name="Source_20_Text"><text:span text:style-name="T5">long</text:span></text:span><text:span text:style-name="T5">, </text:span><text:span text:style-name="Source_20_Text"><text:span text:style-name="T5">float</text:span></text:span><text:span text:style-name="T5">, or </text:span><text:span text:style-name="Source_20_Text"><text:span text:style-name="T5">double</text:span></text:span></text:p>
        </text:list-item>
        <text:list-item>
          <text:p text:style-name="P40"><text:bookmark text:name="jls-5.1.2-100-B"/><text:span text:style-name="Source_20_Text"><text:span text:style-name="T5">short </text:span></text:span><text:span text:style-name="T5">to </text:span><text:span text:style-name="Source_20_Text"><text:span text:style-name="T5">int</text:span></text:span><text:span text:style-name="T5">, </text:span><text:span text:style-name="Source_20_Text"><text:span text:style-name="T5">long</text:span></text:span><text:span text:style-name="T5">, </text:span><text:span text:style-name="Source_20_Text"><text:span text:style-name="T5">float</text:span></text:span><text:span text:style-name="T5">, or </text:span><text:span text:style-name="Source_20_Text"><text:span text:style-name="T5">double</text:span></text:span></text:p>
        </text:list-item>
        <text:list-item>
          <text:p text:style-name="P40"><text:bookmark text:name="jls-5.1.2-100-C"/><text:span text:style-name="Source_20_Text"><text:span text:style-name="T5">char</text:span></text:span><text:span text:style-name="T5"> to </text:span><text:span text:style-name="Source_20_Text"><text:span text:style-name="T5">int</text:span></text:span><text:span text:style-name="T5">, </text:span><text:span text:style-name="Source_20_Text"><text:span text:style-name="T5">long</text:span></text:span><text:span text:style-name="T5">, </text:span><text:span text:style-name="Source_20_Text"><text:span text:style-name="T5">float</text:span></text:span><text:span text:style-name="T5">, or </text:span><text:span text:style-name="Source_20_Text"><text:span text:style-name="T5">double</text:span></text:span></text:p>
        </text:list-item>
        <text:list-item>
          <text:p text:style-name="P40"><text:bookmark text:name="jls-5.1.2-100-D"/><text:span text:style-name="Source_20_Text"><text:span text:style-name="T5">int</text:span></text:span><text:span text:style-name="T5"> to </text:span><text:span text:style-name="Source_20_Text"><text:span text:style-name="T5">long</text:span></text:span><text:span text:style-name="T5">, </text:span><text:span text:style-name="Source_20_Text"><text:span text:style-name="T5">float</text:span></text:span><text:span text:style-name="T5">, or </text:span><text:span text:style-name="Source_20_Text"><text:span text:style-name="T5">double</text:span></text:span></text:p>
        </text:list-item>
        <text:list-item>
          <text:p text:style-name="P40"><text:bookmark text:name="jls-5.1.2-100-E"/><text:span text:style-name="Source_20_Text"><text:span text:style-name="T5">long</text:span></text:span><text:span text:style-name="T5"> to </text:span><text:span text:style-name="Source_20_Text"><text:span text:style-name="T5">float</text:span></text:span><text:span text:style-name="T5"> or </text:span><text:span text:style-name="Source_20_Text"><text:span text:style-name="T5">double</text:span></text:span></text:p>
        </text:list-item>
        <text:list-item>
          <text:p text:style-name="P40"><text:bookmark text:name="jls-5.1.2-100-F"/><text:span text:style-name="Source_20_Text"><text:span text:style-name="T5">float</text:span></text:span><text:span text:style-name="T5"> to </text:span><text:span text:style-name="Source_20_Text"><text:span text:style-name="T5">double</text:span></text:span></text:p>
        </text:list-item>
      </text:list>
      <text:p text:style-name="P39"><text:span text:style-name="Source_20_Text"><text:span text:style-name="T5"/></text:span></text:p>
      <text:p text:style-name="P39"><text:span text:style-name="Source_20_Text"><text:span text:style-name="T5">A widening primitive conversion does not lose information about the overall magnitude of a numeric value in the following cases, where the numeric value is preserved exactly:</text:span></text:span></text:p>
      <text:list xml:id="list3361806054" text:style-name="L2">
        <text:list-item>
          <text:p text:style-name="P13"><text:bookmark text:name="jls-5.1.2-200-A"/>from an integral type to another integral type</text:p>
        </text:list-item>
        <text:list-item>
          <text:p text:style-name="P41"><text:bookmark text:name="jls-5.1.2-200-B"/><text:span text:style-name="T5">from </text:span><text:span text:style-name="Source_20_Text"><text:span text:style-name="T5">byte</text:span></text:span><text:span text:style-name="T5">, </text:span><text:span text:style-name="Source_20_Text"><text:span text:style-name="T5">short</text:span></text:span><text:span text:style-name="T5">, or </text:span><text:span text:style-name="Source_20_Text"><text:span text:style-name="T5">char</text:span></text:span><text:span text:style-name="T5"> to a floating point type</text:span></text:p>
        </text:list-item>
        <text:list-item>
          <text:p text:style-name="P41"><text:bookmark text:name="jls-5.1.2-200-C"/><text:span text:style-name="T5">from </text:span><text:span text:style-name="Source_20_Text"><text:span text:style-name="T5">int</text:span></text:span><text:span text:style-name="T5"> to </text:span><text:span text:style-name="Source_20_Text"><text:span text:style-name="T5">double</text:span></text:span></text:p>
        </text:list-item>
        <text:list-item>
          <text:p text:style-name="P41"><text:bookmark text:name="jls-5.1.2-200-D"/><text:span text:style-name="T5">from </text:span><text:span text:style-name="Source_20_Text"><text:span text:style-name="T5">float</text:span></text:span><text:span text:style-name="T5"> to </text:span><text:span text:style-name="Source_20_Text"><text:span text:style-name="T5">double</text:span></text:span><text:span text:style-name="T5"> in a </text:span><text:span text:style-name="Source_20_Text"><text:span text:style-name="T5">strictfp</text:span></text:span><text:span text:style-name="T5"> expression </text:span></text:p>
        </text:list-item>
      </text:list>
      <text:p text:style-name="P26"><text:span text:style-name="T59">The following diagram illustrates the hierarchy of data types in Java, where the data types at the top are larger and can hold a wider range of values than those at the bottom:</text:span></text:p>
      <text:p text:style-name="P24"><draw:frame draw:style-name="fr1" draw:name="Image1" text:anchor-type="char" svg:y="0.1126in" svg:width="5.5417in" svg:height="2.7602in" draw:z-index="0"><draw:image xlink:href="Pictures/1000000100000214000001098E795C309243A6AB.png" xlink:type="simple" xlink:show="embed" xlink:actuate="onLoad" draw:mime-type="image/png"/></draw:frame><text:span text:style-name="T1"/></text:p>
      <text:p text:style-name="P39"><text:span text:style-name="Source_20_Text"><text:span text:style-name="T1"/></text:span></text:p>
      <text:p text:style-name="P39"><text:span text:style-name="Source_20_Text"><text:span text:style-name="T1"/></text:span></text:p>
      <text:p text:style-name="P39"><text:soft-page-break/><text:span text:style-name="Source_20_Text"><text:span text:style-name="T5">Example 1: Widening Conversion from </text:span></text:span><text:span text:style-name="Source_20_Text"><text:span text:style-name="T6">byte</text:span></text:span><text:span text:style-name="Source_20_Text"><text:span text:style-name="T5"> to </text:span></text:span><text:span text:style-name="Source_20_Text"><text:span text:style-name="T6">int</text:span></text:span></text:p>
      <text:p text:style-name="P11">public class WideningConversionExample {</text:p>
      <text:p text:style-name="P11"/>
      <text:p text:style-name="P11"><text:s text:c="4"/>public static void main(String[] args) {</text:p>
      <text:p text:style-name="P11"><text:s text:c="8"/>byte smallNumber = 10;</text:p>
      <text:p text:style-name="P11"><text:s text:c="8"/>int largerNumber = smallNumber; <text:s/>// Widening conversion, byte to int</text:p>
      <text:p text:style-name="P11"><text:s text:c="8"/></text:p>
      <text:p text:style-name="P11"><text:s text:c="8"/>System.out.println("smallNumber: " + smallNumber); <text:s text:c="3"/>// Output: smallNumber: 10</text:p>
      <text:p text:style-name="P11"><text:s text:c="8"/>System.out.println("largerNumber: " + largerNumber); <text:s/>// Output: largerNumber: 10</text:p>
      <text:p text:style-name="P11"><text:s text:c="4"/>}</text:p>
      <text:p text:style-name="P11">}</text:p>
      <text:p text:style-name="P11"/>
      <text:p text:style-name="P10"><text:span text:style-name="T44">In this example, we have a variable </text:span><text:span text:style-name="Source_20_Text"><text:span text:style-name="T45">smallNumber</text:span></text:span><text:span text:style-name="T44"> of type </text:span><text:span text:style-name="Source_20_Text"><text:span text:style-name="T45">byte</text:span></text:span><text:span text:style-name="T44"> initialized with the value </text:span><text:span text:style-name="Source_20_Text"><text:span text:style-name="T45">10</text:span></text:span><text:span text:style-name="T44">. When we assign </text:span><text:span text:style-name="Source_20_Text"><text:span text:style-name="T45">smallNumber</text:span></text:span><text:span text:style-name="T44"> to the variable </text:span><text:span text:style-name="Source_20_Text"><text:span text:style-name="T45">largerNumber</text:span></text:span><text:span text:style-name="T44"> of type </text:span><text:span text:style-name="Source_20_Text"><text:span text:style-name="T45">int</text:span></text:span><text:span text:style-name="T44">, a widening conversion takes place. The </text:span><text:span text:style-name="Source_20_Text"><text:span text:style-name="T45">byte</text:span></text:span><text:span text:style-name="T44"> value </text:span><text:span text:style-name="Source_20_Text"><text:span text:style-name="T45">10</text:span></text:span><text:span text:style-name="T44"> is automatically and implicitly promoted to an </text:span><text:span text:style-name="Source_20_Text"><text:span text:style-name="T45">int</text:span></text:span><text:span text:style-name="T44">, which can accommodate a wider range of values than </text:span><text:span text:style-name="Source_20_Text"><text:span text:style-name="T45">byte</text:span></text:span><text:span text:style-name="T44">.</text:span></text:p>
      <text:p text:style-name="P12"/>
      <text:p text:style-name="P10"><text:span text:style-name="T44">Example 2: Widening Conversion from </text:span><text:span text:style-name="Source_20_Text"><text:span text:style-name="T45">float</text:span></text:span><text:span text:style-name="T44"> to </text:span><text:span text:style-name="Source_20_Text"><text:span text:style-name="T45">double</text:span></text:span></text:p>
      <text:p text:style-name="P7"/>
      <text:p text:style-name="P8"><text:span text:style-name="T28">public class WideningConversionExample {</text:span></text:p>
      <text:p text:style-name="P8"><text:span text:style-name="T28"/></text:p>
      <text:p text:style-name="P8"><text:span text:style-name="T28"><text:s text:c="4"/>public static void main(String[] args) {</text:span></text:p>
      <text:p text:style-name="P8"><text:span text:style-name="T28"><text:s text:c="8"/>float smallerFloat = 3.14f;</text:span></text:p>
      <text:p text:style-name="P8"><text:span text:style-name="T28"><text:s text:c="8"/>double largerDouble = smallerFloat; <text:s/>// Widening conversion, float to double</text:span></text:p>
      <text:p text:style-name="P8"><text:span text:style-name="T28"><text:s text:c="8"/></text:span></text:p>
      <text:p text:style-name="P8"><text:span text:style-name="T28"><text:s text:c="8"/>System.out.println("smallerFloat: " + smallerFloat); <text:s text:c="5"/>// Output: smallerFloat: 3.14</text:span></text:p>
      <text:p text:style-name="P8"><text:span text:style-name="T28"><text:s text:c="8"/>System.out.println("largerDouble: " + largerDouble); <text:s text:c="5"/>// Output: largerDouble: 3.14</text:span></text:p>
      <text:p text:style-name="P8"><text:span text:style-name="T28"><text:s text:c="4"/>}</text:span></text:p>
      <text:p text:style-name="P8"><text:span text:style-name="T28">}</text:span></text:p>
      <text:p text:style-name="P8"><text:span text:style-name="T28"/></text:p>
      <text:p text:style-name="P42"><text:span text:style-name="T5">In this example, we have a variable </text:span><text:span text:style-name="Source_20_Text"><text:span text:style-name="T6">smallerFloat</text:span></text:span><text:span text:style-name="T5"> of type </text:span><text:span text:style-name="Source_20_Text"><text:span text:style-name="T6">float</text:span></text:span><text:span text:style-name="T5"> initialized with the value </text:span><text:span text:style-name="Source_20_Text"><text:span text:style-name="T6">3.14f</text:span></text:span><text:span text:style-name="T5">. When we assign </text:span><text:span text:style-name="Source_20_Text"><text:span text:style-name="T6">smallerFloat</text:span></text:span><text:span text:style-name="T5"> to the variable </text:span><text:span text:style-name="Source_20_Text"><text:span text:style-name="T6">largerDouble</text:span></text:span><text:span text:style-name="T5"> of type </text:span><text:span text:style-name="Source_20_Text"><text:span text:style-name="T6">double</text:span></text:span><text:span text:style-name="T5">, a widening conversion occurs. The </text:span><text:span text:style-name="Source_20_Text"><text:span text:style-name="T6">float</text:span></text:span><text:span text:style-name="T5"> value </text:span><text:span text:style-name="Source_20_Text"><text:span text:style-name="T6">3.14</text:span></text:span><text:span text:style-name="T5"> is automatically and implicitly promoted to a </text:span><text:span text:style-name="Source_20_Text"><text:span text:style-name="T6">double</text:span></text:span><text:span text:style-name="T5">, which can hold a wider range of values and more precision than </text:span><text:span text:style-name="Source_20_Text"><text:span text:style-name="T6">float</text:span></text:span><text:span text:style-name="T5">.</text:span></text:p>
      <text:p text:style-name="P42"><text:span text:style-name="T5">A widening primitive conversion from </text:span><text:span text:style-name="Source_20_Text"><text:span text:style-name="T5">int </text:span></text:span><text:span text:style-name="T5">to </text:span><text:span text:style-name="Source_20_Text"><text:span text:style-name="T5">float</text:span></text:span><text:span text:style-name="T5">, or from </text:span><text:span text:style-name="Source_20_Text"><text:span text:style-name="T5">long</text:span></text:span><text:span text:style-name="T5"> to </text:span><text:span text:style-name="Source_20_Text"><text:span text:style-name="T5">float</text:span></text:span><text:span text:style-name="T5">, or from </text:span><text:span text:style-name="Source_20_Text"><text:span text:style-name="T5">long</text:span></text:span><text:span text:style-name="T5"> to </text:span><text:span text:style-name="Source_20_Text"><text:span text:style-name="T5">double</text:span></text:span><text:span text:style-name="T5">, may result in </text:span><text:span text:style-name="Emphasis"><text:span text:style-name="T5">loss of precision</text:span></text:span><text:span text:style-name="T5"> - that is, the result may lose some of the least significant bits of the value. In this case, the resulting floating-point value will be a correctly rounded version of the integer value, using IEEE 754 round-to-nearest mode.</text:span></text:p>
      <text:p text:style-name="P15">A widening conversion of a signed integer value to an integral type T simply sign-extends the two's-complement representation of the integer value to fill the wider format.</text:p>
      <text:p text:style-name="P39"><text:bookmark text:name="jls-5.1.2-410"/><text:span text:style-name="T5">A widening conversion of a </text:span><text:span text:style-name="Source_20_Text"><text:span text:style-name="T5">char </text:span></text:span><text:span text:style-name="T5">to an integral type T zero-extends the representation of the </text:span><text:span text:style-name="Source_20_Text"><text:span text:style-name="T5">char </text:span></text:span><text:span text:style-name="T5">value to fill the wider format.</text:span></text:p>
      <text:p text:style-name="P14"><text:bookmark text:name="jls-5.1.2-500"/>Despite the fact that loss of precision may occur, a widening primitive conversion never results in a run-time exception.</text:p>
      <text:p text:style-name="P38"><text:soft-page-break/><text:span text:style-name="T28"/></text:p>
      <text:p text:style-name="P42"><text:span text:style-name="T5"/></text:p>
      <text:p text:style-name="Text_20_body"><text:line-break/></text:p>
      <text:p text:style-name="P4"><text:span text:style-name="T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Droid Serif" svg:font-family="'Droid Serif', Georgia, serif"/>
    <style:font-face style:name="F" svg:font-family=""/>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ans" svg:font-family="'Nunito Sans', sans-serif, apple-system, BlinkMacSystemFont, 'Segoe UI', Oxygen, Ubuntu, Cantarell, 'Helvetica Neu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egoe UI" svg:font-family="'Segoe UI', SegoeUI, 'Helvetica Neue', Helvetica, Arial, sans-serif"/>
    <style:font-face style:name="aakar" svg:font-family="aakar" style:font-pitch="variable"/>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19:14:30.638789770</meta:creation-date>
    <meta:generator>LibreOffice/7.3.7.2$Linux_X86_64 LibreOffice_project/30$Build-2</meta:generator>
    <dc:date>2023-07-31T22:29:52.663047496</dc:date>
    <meta:editing-duration>PT30M15S</meta:editing-duration>
    <meta:editing-cycles>4</meta:editing-cycles>
    <meta:document-statistic meta:table-count="0" meta:image-count="1" meta:object-count="0" meta:page-count="6" meta:paragraph-count="120" meta:word-count="1519" meta:character-count="9625" meta:non-whitespace-character-count="7997"/>
  </office:meta>
</office:document-meta>
</file>